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weight="normal" style:font-weight-asian="normal" style:font-weight-complex="normal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ff0000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ff0000" style:font-name="Consolas" fo:font-size="11.2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4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6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dc143c" style:font-name="Consolas" fo:font-size="11.25pt" fo:letter-spacing="normal" fo:font-style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isplay</text:span><text:span text:style-name="T5">: </text:span><text:span text:style-name="T3">flex</text:span><text:span text:style-name="T5">;</text:span> <text:s/>muestra el flex</text:p>
      <text:p text:style-name="P4"/>
      <text:p text:style-name="P4"><text:span text:style-name="T9">flex-flow[direction, wrap]</text:span> engloba<text:span text:style-name="T9"> flex-direction</text:span> y <text:span text:style-name="T9">flex-wrap</text:span>:</text:p>
      <text:p text:style-name="P4"/>
      <text:p text:style-name="P4"><text:span text:style-name="T1"><text:tab/>flex-direction</text:span><text:span text:style-name="T5">: </text:span><text:span text:style-name="T3">column</text:span><text:span text:style-name="T5">; row; column-reverse; row-reverse; Como va a <text:tab/>ordenar los items dentro del flex.</text:span></text:p>
      <text:p text:style-name="P4"><text:span text:style-name="T5"/></text:p>
      <text:p text:style-name="P4"><text:span text:style-name="T1"><text:tab/>Flex-wrap</text:span><text:span text:style-name="T5">: </text:span><text:span text:style-name="T3">wrap</text:span><text:span text:style-name="T5">; nowrap; wrap-reverse;</text:span> Si se escribe en una linea o se va <text:tab/>separando según el tamaño de los items dentro del flex.</text:p>
      <text:p text:style-name="P4"/>
      <text:p text:style-name="P4"><text:span text:style-name="T1">Justify-content</text:span><text:span text:style-name="T5">: </text:span><text:span text:style-name="T3">center</text:span><text:span text:style-name="T5">;</text:span> flex-start; flex-end; space-around; space-between. Especifica como se ordena el flex horizontalmente.</text:p>
      <text:p text:style-name="P4"/>
      <text:p text:style-name="P4"><text:span text:style-name="T1">Align-items</text:span><text:span text:style-name="T5">: </text:span><text:span text:style-name="T3">center</text:span><text:span text:style-name="T5">;</text:span> flex-start; flex-end; stretch; baseline. Especifica como se pone cada item de forma vertical.</text:p>
      <text:p text:style-name="P3"/>
      <text:p text:style-name="P3"><text:span text:style-name="T1">Align-content</text:span><text:span text:style-name="T5">: </text:span><text:span text:style-name="T3">space-between</text:span><text:span text:style-name="T5">;</text:span> <text:span text:style-name="T3">space-around</text:span><text:span text:style-name="T5">;</text:span> <text:span text:style-name="T3">stretch</text:span><text:span text:style-name="T5">;</text:span> <text:span text:style-name="T3">center</text:span><text:span text:style-name="T5">;</text:span> <text:span text:style-name="T3">flex-start</text:span><text:span text:style-name="T5">;</text:span> <text:span text:style-name="T3">flex-end</text:span><text:span text:style-name="T5">;</text:span> Especifica como se organiza el espacion entre filas de flex.</text:p>
      <text:p text:style-name="P3"/>
      <text:p text:style-name="P3">Propiedades para los divs:</text:p>
      <text:p text:style-name="P3"/>
      <text:p text:style-name="P3">order: (numero x); te organiza los items del flex en el orden que quieras.</text:p>
      <text:p text:style-name="P3"/>
      <text:p text:style-name="P3">Flex[grow, shrink, basis] engloba las propiedades flex-grow, flex-shrink, flex-basis.</text:p>
      <text:p text:style-name="P1"><text:tab/>Flex-grow: especifica cuanto va a crecer el flex con el espacio restante.</text:p>
      <text:p text:style-name="P1"><text:tab/>Flex-shrink: especifica cuanto se va a encojer un flex.</text:p>
      <text:p text:style-name="P1"><text:tab/>Flex-basis: especifica la longitud inicial de un flex</text:p>
      <text:p text:style-name="P1"/>
      <text:p text:style-name="P1">align-self: especifica como se va a alinear un item especificamente.</text:p>
      <text:p text:style-name="P1"/>
      <text:p text:style-name="P1">Float: left; right; none; inherit. Indica para donde va a flotar el contenido.</text:p>
      <text:p text:style-name="P1">Clear: none; left;right; both; inherit. Indica que contenido puede flotar alrededor del item con clear;</text:p>
      <text:p text:style-name="P1"/>
      <text:p text:style-name="P1">overflow-x, overflow-y: auto; crea una barra para mover contenido.</text:p>
      <text:p text:style-name="P1"/>
      <text:p text:style-name="P1">Display: grid: inline-grid;</text:p>
      <text:p text:style-name="P1"/>
      <text:p text:style-name="P1">grid-gap[rows, columns] engloba grid-column-gap y grid-row-gap:</text:p>
      <text:p text:style-name="P1"><text:tab/>grid-column-gap: modifica el tamaño entre las columnas.</text:p>
      <text:p text:style-name="P1"><text:tab/>Grid-row-gap: modifica el tamaño entrelas filas.</text:p>
      <text:p text:style-name="P1"/>
      <text:p text:style-name="P1">Grid-column-start, grid-column-end, grid-row-start, grid-row-end, especifican en que fila y columna empieza cada cuadrado del grid.</text:p>
      <text:p text:style-name="P1"/>
      <text:p text:style-name="P1"><text:span text:style-name="T7">Grid-template-columns</text:span> : auto auto auto auto; especifica cuantas columnas tiene el grid en este ejemplo hay 4, hay que poner la longitud de cada columna la altura no se puede modificar con este comando.</text:p>
      <text:p text:style-name="P1"><text:span text:style-name="T7">grid-template-rows</text:span> especifica la altura de cada fila.</text:p>
      <text:p text:style-name="P2"><text:span text:style-name="T2">justify-content</text:span><text:span text:style-name="T6">:</text:span><text:span text:style-name="T4"> space-evenly</text:span><text:span text:style-name="T6">;</text:span><text:span text:style-name="T8"> </text:span><text:span text:style-name="T3">space-around</text:span><text:span text:style-name="T5">;</text:span> <text:span text:style-name="T3">space-between</text:span><text:span text:style-name="T5">;</text:span> <text:span text:style-name="T3">center</text:span><text:span text:style-name="T5">;</text:span> <text:span text:style-name="T3">start</text:span><text:span text:style-name="T5">;</text:span> <text:span text:style-name="T3">end</text:span><text:span text:style-name="T5">;</text:span> </text:p>
      <text:p text:style-name="P1"><text:span text:style-name="T7">align-content</text:span> , lo mismo con los mismos parametros que el justify-content pero para organizarlo verticalmente.</text:p>
      <text:p text:style-name="P1"/>
      <text:p text:style-name="P1"><text:soft-page-break/>Grid-area englobla grid-column y grid-row (row line, column line, row line end, column line end).</text:p>
      <text:p text:style-name="P1"><text:tab/>Grid-column: 1 / 5; especifica en que columna empieza y en cual acaba. Si se usa 1 / span 3; <text:tab/>te dice que empieza en la 1 y ocupa 3 columnas.</text:p>
      <text:p text:style-name="P1"><text:tab/>Grid-row: lo mismo que column pero para fil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1-21T22:19:54.42</meta:creation-date>
    <dc:date>2021-01-22T01:26:40.10</dc:date>
    <dc:creator>Carlos Guillermo Valenzuela García</dc:creator>
    <meta:editing-duration>PT2H51M19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2" meta:paragraph-count="29" meta:word-count="350" meta:character-count="2451"/>
  </office:meta>
</office:document-meta>
</file>